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ewsGothicMt" svg:font-family="NewsGothicMt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9d77f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officeooo:paragraph-rsid="0009d77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officeooo:rsid="0009d77f" officeooo:paragraph-rsid="0009d77f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paragraph-rsid="0009d77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09d77f" officeooo:paragraph-rsid="0009d77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0pt" officeooo:rsid="0009d77f" officeooo:paragraph-rsid="0009d77f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9d77f"/>
    </style:style>
    <style:style style:name="T2" style:family="text">
      <style:text-properties fo:font-variant="normal" fo:text-transform="none" fo:color="#444444" style:font-name="NewsGothicMt" fo:font-size="12.75pt" fo:letter-spacing="normal" fo:font-style="normal" fo:font-weight="normal"/>
    </style:style>
    <style:style style:name="T3" style:family="text">
      <style:text-properties fo:font-variant="normal" fo:text-transform="none" fo:color="#444444" style:font-name="NewsGothicMt" fo:font-size="12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style:font-name="NewsGothicMt" fo:font-size="12.75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444444" style:font-name="NewsGothicMt" fo:font-size="12.75pt" fo:letter-spacing="normal" fo:font-style="normal" fo:font-weight="normal" style:font-size-asian="10pt" style:font-size-complex="10pt" loext:padding="0cm" loext:border="none"/>
    </style:style>
    <style:style style:name="T6" style:family="text">
      <style:text-properties fo:font-variant="normal" fo:text-transform="none" fo:color="#444444" style:font-name="NewsGothicMt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444444" style:font-name="NewsGothicMt" fo:font-size="10pt" fo:letter-spacing="normal" fo:font-style="normal" fo:font-weight="normal" style:font-size-asian="10pt" style:font-size-complex="10pt" loext:padding="0cm" loext:border="none"/>
    </style:style>
    <style:style style:name="T8" style:family="text">
      <style:text-properties fo:font-variant="normal" fo:text-transform="none" fo:color="#444444" style:font-name="NewsGothicMt" fo:letter-spacing="normal" fo:font-style="normal" fo:font-weight="normal"/>
    </style:style>
    <style:style style:name="T9" style:family="text">
      <style:text-properties fo:font-variant="normal" fo:text-transform="none" fo:color="#444444" style:font-name="NewsGothicM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44444" fo:letter-spacing="normal"/>
    </style:style>
    <style:style style:name="T11" style:family="text">
      <style:text-properties fo:font-variant="normal" fo:text-transform="none" fo:color="#444444" fo:letter-spacing="normal" fo:font-style="normal" fo:font-weight="normal"/>
    </style:style>
    <style:style style:name="T12" style:family="text">
      <style:text-properties fo:font-variant="normal" fo:text-transform="none" fo:color="#444444" fo:font-size="10pt" fo:letter-spacing="normal" style:font-size-asian="10pt" style:font-size-complex="10pt"/>
    </style:style>
    <style:style style:name="T13" style:family="text">
      <style:text-properties fo:font-variant="normal" fo:text-transform="none" fo:color="#444444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444444" fo:font-size="10pt" fo:letter-spacing="normal" fo:font-style="normal" fo:font-weight="normal" style:font-size-asian="10pt" style:font-size-complex="10pt" loext:padding="0cm" loext:border="none"/>
    </style:style>
    <style:style style:name="T15" style:family="text">
      <style:text-properties fo:font-variant="normal" fo:text-transform="none" fo:color="#444444" style:font-name="Liberation Serif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444444" style:font-name="Liberation Serif" fo:font-size="10pt" fo:letter-spacing="normal" fo:font-style="normal" fo:font-weight="normal" style:font-size-asian="10pt" style:font-size-complex="10pt" loext:padding="0cm" loext:border="none"/>
    </style:style>
    <style:style style:name="T17" style:family="text">
      <style:text-properties fo:font-variant="normal" fo:text-transform="none" fo:color="#444444" style:font-name="Liberation Serif" fo:font-size="10pt" fo:letter-spacing="normal" style:font-size-asian="10pt" style:font-size-complex="10pt"/>
    </style:style>
    <style:style style:name="T18" style:family="text">
      <style:text-properties fo:font-variant="normal" fo:text-transform="none" fo:color="#444444" style:font-name="Liberation Serif" fo:letter-spacing="normal"/>
    </style:style>
    <style:style style:name="T19" style:family="text">
      <style:text-properties fo:font-variant="normal" fo:text-transform="none" fo:color="#444444" style:font-name="Liberation Serif" fo:letter-spacing="normal" fo:font-style="normal" fo:font-weight="normal"/>
    </style:style>
    <style:style style:name="T20" style:family="text">
      <style:text-properties fo:font-variant="normal" fo:text-transform="none" fo:color="#444444" style:font-name="Liberation Serif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444444" style:font-name="Liberation Serif" fo:font-size="12pt" fo:letter-spacing="normal" style:font-size-asian="12pt" style:font-size-complex="12pt"/>
    </style:style>
    <style:style style:name="T24" style:family="text">
      <style:text-properties fo:font-variant="normal" fo:text-transform="none" fo:color="#606060" style:font-name="sans-serif" fo:font-size="10.5pt" fo:letter-spacing="normal" fo:font-style="normal" fo:font-weight="normal"/>
    </style:style>
    <style:style style:name="T25" style:family="text">
      <style:text-properties fo:font-variant="normal" fo:text-transform="none" fo:color="#606060" style:font-name="sans-serif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606060" style:font-name="Liberation Serif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606060" style:font-name="Liberation Serif" fo:letter-spacing="normal" fo:font-style="normal" fo:font-weight="normal"/>
    </style:style>
    <style:style style:name="T28" style:family="text">
      <style:text-properties fo:font-variant="normal" fo:text-transform="none" fo:color="#606060" fo:letter-spacing="normal" fo:font-style="normal" fo:font-weight="normal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32" style:family="text">
      <style:text-properties fo:font-variant="normal" fo:text-transform="none" style:font-name="Liberation Serif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37" style:family="text">
      <style:text-properties fo:font-style="normal" fo:font-weight="normal"/>
    </style:style>
    <style:style style:name="T38" style:family="text">
      <style:text-properties style:font-name="Liberation Serif" fo:font-size="10pt" fo:font-style="normal" fo:font-weight="normal" style:font-size-asian="10pt" style:font-size-complex="10pt"/>
    </style:style>
    <style:style style:name="T39" style:family="text">
      <style:text-properties style:font-name="Liberation Serif" fo:font-style="normal" fo:font-weight="normal"/>
    </style:style>
    <style:style style:name="T40" style:family="text">
      <style:text-properties style:font-name="sans-serif" fo:font-size="10.5pt" fo:font-style="normal" fo:font-weight="normal" style:font-size-asian="10pt" style:font-size-complex="10pt"/>
    </style:style>
    <style:style style:name="T41" style:family="text">
      <style:text-properties style:font-name="sans-serif" fo:font-style="normal" fo:font-weight="normal"/>
    </style:style>
    <style:style style:name="T42" style:family="text">
      <style:text-properties fo:font-size="12pt" officeooo:rsid="0009d77f" style:font-size-asian="12pt" style:font-size-complex="12pt"/>
    </style:style>
    <style:style style:name="T43" style:family="text">
      <style:text-properties fo:color="#000000" fo:font-size="12pt" officeooo:rsid="0009d77f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de geografia</text:p>
      <text:p text:style-name="P3"/>
      <text:p text:style-name="P1"><text:span text:style-name="T43">1-</text:span><text:span text:style-name="Strong_20_Emphasis"><text:span text:style-name="T35">Ferro:</text:span></text:span><text:span text:style-name="T36"> </text:span><text:span text:style-name="T34">O Brasil está entre os 5 maiores produtores de minério de ferro do mundo. Ele é extraído, principalmente, nos Estados de Minas Gerais, Pará e Mato Grosso do Sul. Em Minas Gerais, o ferro é explorado no Quadrilátero Ferrífero (região centro-sul do Estado), enquanto que no Pará é explorado na Serra dos Carajás, localizada no sudeste do Estado. Segundo o Ministério de Minas e Energia do Brasil, o minério de ferro representa 93% das exportações do setor de mineração do país. Sua maior utilidade é a de ser matéria-prima para produção do aço.</text:span></text:p>
      <text:p text:style-name="P1"><text:span text:style-name="Strong_20_Emphasis"><text:span text:style-name="T35">Manganês:</text:span></text:span><text:span text:style-name="T34"> Semelhante ao minério de ferro, o manganês serve de matéria-prima para a produção do aço. Ele é o responsável em dar liga aos componentes do aço. A maior parte do manganês extraído destina-se a essa finalidade. No Brasil, ele é concentrado principalmente na porção norte do território, sobretudo no estado do Amapá. Mas também é encontrado no Quadrilátero Ferrífero, em Minas Gerais, e na Serra dos Carajás, no Pará.</text:span></text:p>
      <text:p text:style-name="P4"/>
      <text:p text:style-name="P1"><text:span text:style-name="T43">2-</text:span><text:span text:style-name="Strong_20_Emphasis"><text:span text:style-name="T35">Bauxita:</text:span></text:span><text:span text:style-name="T34"> Outro mineral importante para o país é a bauxita, matéria-prima do alumínio. O Brasil detém a terceira maior reserva do mundo. Suas jazidas são encontradas, principalmente, nos estados de Minas Gerais e no Pará. O processo de transformação desse mineral em alumínio é muito caro e oneroso ao meio ambiente. Por isso, é tão importante a reciclagem de latinhas de alumínio.</text:span></text:p>
      <text:p text:style-name="P7">Apesar de o Brasil possuir tantos recursos e riquezas minerais, o processo de transformação e produção desses recursos fica nas mãos de grandes empresas multinacionais estrangeiras. Consequentemente, grande parte dos lucros não permanece no país, não beneficiando assim sua população.</text:p>
      <text:p text:style-name="P5"/>
      <text:p text:style-name="P4"><text:span text:style-name="T1">3-</text:span><text:span text:style-name="T32">Os minerais não metálicos são aqueles que não possuem metais em sua composição ou possuem em pequena quantidade. São encontrados, ao contrário dos metálicos e dos fósseis, em grande quantidade na natureza (exceto as pedras preciosas e semipreciosas). Grande parte deles é muito utilizada na construção civil.</text:span></text:p>
      <text:p text:style-name="P2"><text:span text:style-name="T37"> Os principais minerais não metálicos encontrados e explorados no Brasil são: areia, argila, sal marinho, basalto, cascalho e potássio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ewsGothicMt" svg:font-family="NewsGothicMt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15:24.949474978</meta:creation-date>
    <dc:date>2020-10-09T15:27:01.658959343</dc:date>
    <meta:editing-duration>PT56S</meta:editing-duration>
    <meta:editing-cycles>1</meta:editing-cycles>
    <meta:document-statistic meta:table-count="0" meta:image-count="0" meta:object-count="0" meta:page-count="1" meta:paragraph-count="7" meta:word-count="335" meta:character-count="2110" meta:non-whitespace-character-count="1781"/>
    <meta:generator>LibreOffice/6.4.6.2$Linux_X86_64 LibreOffice_project/40$Build-2</meta:generator>
  </office:meta>
</office:document-meta>
</file>